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1">
      <style:paragraph-properties fo:margin-top="0cm" fo:margin-bottom="0cm"/>
    </style:style>
    <style:style style:name="P8" style:family="paragraph" style:parent-style-name="Text_20_body" style:list-style-name="L2">
      <style:paragraph-properties fo:margin-top="0cm" fo:margin-bottom="0cm"/>
    </style:style>
    <style:style style:name="P9" style:family="paragraph" style:parent-style-name="Text_20_body" style:list-style-name="L3">
      <style:paragraph-properties fo:margin-top="0cm" fo:margin-bottom="0cm"/>
    </style:style>
    <style:style style:name="P10" style:family="paragraph" style:parent-style-name="Text_20_body" style:list-style-name="L4">
      <style:paragraph-properties fo:margin-top="0cm" fo:margin-bottom="0cm"/>
    </style:style>
    <style:style style:name="P11" style:family="paragraph" style:parent-style-name="Text_20_body" style:list-style-name="L5">
      <style:paragraph-properties fo:margin-top="0cm" fo:margin-bottom="0cm"/>
    </style:style>
    <style:style style:name="P12" style:family="paragraph" style:parent-style-name="Text_20_body" style:list-style-name="L6">
      <style:paragraph-properties fo:margin-top="0cm" fo:margin-bottom="0cm"/>
    </style:style>
    <style:style style:name="T1" style:family="text">
      <style:text-properties fo:font-size="1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>Which of the following concepts from </text:span><text:span text:style-name="Strong_20_Emphasis"><text:span text:style-name="T1">Week 1 (Irrationality)</text:span></text:span><text:span text:style-name="T1"> will be most beneficial to your </text:span><text:span text:style-name="Strong_20_Emphasis"><text:span text:style-name="T1">professional life?</text:span></text:span> </text:h>
      <text:section text:style-name="Sect1" text:name="QID191">
        <text:list xml:id="list7001780094034289766" text:style-name="L1">
          <text:list-item>
            <text:p text:style-name="P7">Visual and Decision Illusions (i.e., inattentional blindness) </text:p>
          </text:list-item>
          <text:list-item>
            <text:p text:style-name="P7">Defaults (i.e., organ donation forms) </text:p>
          </text:list-item>
          <text:list-item>
            <text:p text:style-name="P7">Long Lasting Effects of Decisions (i.e., anchoring and adjustment) </text:p>
          </text:list-item>
          <text:list-item>
            <text:p text:style-name="P7">Preferences (i.e., 3 reasons vs. 10 reasons you love your significant other) </text:p>
          </text:list-item>
          <text:list-item>
            <text:p text:style-name="P7">Learning from our Mistakes (i.e., experimentation vs. intuition) </text:p>
          </text:list-item>
          <text:list-item>
            <text:p text:style-name="P1">Choice Sets &amp; Relativity (i.e., Rome vs. Rome- vs. Paris) </text:p>
          </text:list-item>
        </text:list>
      </text:section>
      <text:section text:style-name="Sect1" text:name="QID194">
        <text:h text:style-name="Heading_20_2" text:outline-level="2"><text:span text:style-name="T1">Which of the following concepts from </text:span><text:span text:style-name="Strong_20_Emphasis"><text:span text:style-name="T1">Week 2 (Psychology of Money)</text:span></text:span><text:span text:style-name="T1"> will be most beneficial to your </text:span><text:span text:style-name="Strong_20_Emphasis"><text:span text:style-name="T1">professional life?</text:span></text:span> </text:h>
        <text:list xml:id="list3648827257252174446" text:style-name="L2">
          <text:list-item>
            <text:p text:style-name="P8">Fairness and Reciprocity (i.e., Coke from a hotel vs. a grocery store) </text:p>
          </text:list-item>
          <text:list-item>
            <text:p text:style-name="P8">Relativity (i.e., saving $8 on a $15 pen vs. saving $8 on $200 camera) </text:p>
          </text:list-item>
          <text:list-item>
            <text:p text:style-name="P8">Mental Accounting (i.e., mental categories for spending like “entertainment”) </text:p>
          </text:list-item>
          <text:list-item>
            <text:p text:style-name="P8">Pain of Paying (i.e., cash vs. credit) </text:p>
          </text:list-item>
          <text:list-item>
            <text:p text:style-name="P8">FREE (i.e., $20 book+free ship. vs. Free book+$20 ship. vs. $10 book+$10 ship.) </text:p>
          </text:list-item>
          <text:list-item>
            <text:p text:style-name="P8">Market versus Social Norms (i.e., bringing wine as a dinner guest vs. the price of wine as cash) </text:p>
          </text:list-item>
          <text:list-item>
            <text:p text:style-name="P8">Opportunity Cost (i.e., what you can’t buy if you spend money on something else) </text:p>
          </text:list-item>
          <text:list-item>
            <text:p text:style-name="P8">Micro-payments (i.e., subscription vs. pay-as-you-go vs. pay-at-end) </text:p>
          </text:list-item>
          <text:list-item>
            <text:p text:style-name="P2">Loss Aversion and Endowment Effect (i.e., value of mugs &amp; candy to owners vs. nonowners) </text:p>
          </text:list-item>
        </text:list>
      </text:section>
      <text:section text:style-name="Sect1" text:name="QID195">
        <text:h text:style-name="Heading_20_2" text:outline-level="2"><text:span text:style-name="T1">Which of the following concepts from </text:span><text:span text:style-name="Strong_20_Emphasis"><text:span text:style-name="T1">Week 3 (Dishonesty)</text:span></text:span><text:span text:style-name="T1"> will be most beneficial to your </text:span><text:span text:style-name="Strong_20_Emphasis"><text:span text:style-name="T1">professional life?</text:span></text:span> </text:h>
        <text:list xml:id="list8363780694174675489" text:style-name="L3">
          <text:list-item>
            <text:p text:style-name="P9">The Simple Model of Rational Crime (i.e., rational deterrents of crime) </text:p>
          </text:list-item>
          <text:list-item>
            <text:p text:style-name="P9">Shrinking and Expanding the Fudge Factor (i.e., moral reminders) </text:p>
          </text:list-item>
          <text:list-item>
            <text:p text:style-name="P9">Cheating Over Time and Across Cultures (i.e., “what the hell” effect) </text:p>
          </text:list-item>
          <text:list-item>
            <text:p text:style-name="P3">Conflicts of Interest (i.e., the effects of disclosure) </text:p>
          </text:list-item>
        </text:list>
      </text:section>
      <text:section text:style-name="Sect1" text:name="QID196">
        <text:h text:style-name="Heading_20_2" text:outline-level="2"><text:span text:style-name="T1">Which of the following concepts from </text:span><text:span text:style-name="Strong_20_Emphasis"><text:span text:style-name="T1">Week 4 (Labor and Motivation)</text:span></text:span><text:span text:style-name="T1"> will be most beneficial to your </text:span><text:span text:style-name="Strong_20_Emphasis"><text:span text:style-name="T1">professional life?</text:span></text:span> </text:h>
        <text:list xml:id="list8785188707522727670" text:style-name="L4">
          <text:list-item>
            <text:p text:style-name="P10">Extrinsic versus Intrinsic Motivation (i.e., Meaningful vs. Sisyphus) </text:p>
          </text:list-item>
          <text:list-item>
            <text:p text:style-name="P10">The IKEA Effect (i.e., labor leads to love) </text:p>
          </text:list-item>
          <text:list-item>
            <text:p text:style-name="P10">Bonuses, Labor, and Motivation (i.e., the effects of big bonuses) </text:p>
          </text:list-item>
          <text:list-item>
            <text:p text:style-name="P10">Meaning (i.e., demotivated engineers after canceled project) </text:p>
          </text:list-item>
          <text:list-item>
            <text:p text:style-name="P10">Cognitive Dissonance (i.e., payment to turn down a job) </text:p>
          </text:list-item>
          <text:list-item>
            <text:p text:style-name="P10">The Not-Invented-Here Bias (i.e., favoring your own ideas) </text:p>
          </text:list-item>
          <text:list-item>
            <text:p text:style-name="P4">Acknowledgement (i.e., tests Acknowledged vs. Ignored vs. Shredded) </text:p>
          </text:list-item>
        </text:list>
      </text:section>
      <text:section text:style-name="Sect1" text:name="QID197">
        <text:h text:style-name="Heading_20_2" text:outline-level="2"><text:span text:style-name="T1">Which of the following concepts from </text:span><text:span text:style-name="Strong_20_Emphasis"><text:span text:style-name="T1">Week 5 (Self-control)</text:span></text:span><text:span text:style-name="T1"> will be most beneficial to your </text:span><text:span text:style-name="Strong_20_Emphasis"><text:span text:style-name="T1">professional life?</text:span></text:span> </text:h>
        <text:list xml:id="list5580971688399606563" text:style-name="L5">
          <text:list-item>
            <text:p text:style-name="P11">Ulysses Contracts (i.e., putting your cell phone in the trunk) </text:p>
          </text:list-item>
          <text:list-item>
            <text:p text:style-name="P11"><text:soft-page-break/>Reward Substitution (i.e., movies to motivate interferon shots) </text:p>
          </text:list-item>
          <text:list-item>
            <text:p text:style-name="P11">Difficulty with Self-control (i.e., present focus bias) </text:p>
          </text:list-item>
          <text:list-item>
            <text:p text:style-name="P5">The Individual and the Environment (i.e., the marshmallow test) </text:p>
          </text:list-item>
        </text:list>
      </text:section>
      <text:section text:style-name="Sect1" text:name="QID198">
        <text:h text:style-name="Heading_20_2" text:outline-level="2"><text:span text:style-name="T1">Which of the following concepts from </text:span><text:span text:style-name="Strong_20_Emphasis"><text:span text:style-name="T1">Week 6 (Emotion)</text:span></text:span><text:span text:style-name="T1"> will be most beneficial to your </text:span><text:span text:style-name="Strong_20_Emphasis"><text:span text:style-name="T1">professional life?</text:span></text:span> </text:h>
        <text:list xml:id="list5117112840925226815" text:style-name="L6">
          <text:list-item>
            <text:p text:style-name="P12">Risk Assessment (i.e., salience and strength of emotion) </text:p>
          </text:list-item>
          <text:list-item>
            <text:p text:style-name="P12">The Identifiable Victim Effect (i.e., caring for one vs. masses) </text:p>
          </text:list-item>
          <text:list-item>
            <text:p text:style-name="P12">Emotional Decision Making (i.e., decision environment vs. consumption environment) </text:p>
          </text:list-item>
          <text:list-item>
            <text:p text:style-name="P12">Two Systems (i.e., Cognitive &amp; Limbic / “Cold” vs. “Hot” states) </text:p>
          </text:list-item>
          <text:list-item>
            <text:p text:style-name="P6">Intra-empathy Mismatch (i.e., understanding how your emotions affect your choices)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6T20:17:46.14</meta:creation-date>
    <meta:document-statistic meta:table-count="0" meta:image-count="0" meta:object-count="0" meta:page-count="2" meta:paragraph-count="41" meta:word-count="480" meta:character-count="3032"/>
    <dc:date>2013-05-06T20:48:46.41</dc:date>
    <meta:editing-duration>PT15M50S</meta:editing-duration>
    <meta:editing-cycles>1</meta:editing-cycles>
    <meta:generator>OpenOffice.org/3.4.1$Win32 OpenOffice.org_project/341m1$Build-9593</meta:generator>
  </office:meta>
</office:document-meta>
</file>